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Math TeX Gyre" fo:font-size="16pt" officeooo:rsid="000d098e" officeooo:paragraph-rsid="000d098e" style:font-size-asian="14pt" style:font-size-complex="16pt"/>
    </style:style>
    <style:style style:name="P2" style:family="paragraph" style:parent-style-name="Standard">
      <style:text-properties style:font-name="DejaVu Math TeX Gyre" fo:font-size="16pt" fo:font-weight="bold" officeooo:rsid="000d098e" officeooo:paragraph-rsid="000d098e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DejaVu Math TeX Gyre" fo:font-size="12pt" fo:font-weight="bold" officeooo:rsid="000d098e" officeooo:paragraph-rsid="000d098e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DejaVu Math TeX Gyre" fo:font-size="12pt" fo:font-weight="normal" officeooo:rsid="000d098e" officeooo:paragraph-rsid="000d098e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DejaVu Math TeX Gyre" fo:font-size="12pt" fo:font-weight="bold" officeooo:rsid="000d098e" officeooo:paragraph-rsid="000d098e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text-properties style:font-name="DejaVu Math TeX Gyre" fo:font-size="12pt" fo:font-weight="bold" officeooo:rsid="000e97d6" officeooo:paragraph-rsid="000e97d6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DejaVu Math TeX Gyre" fo:font-size="12pt" fo:font-weight="normal" officeooo:rsid="000e97d6" officeooo:paragraph-rsid="000d098e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DejaVu Math TeX Gyre" fo:font-size="12pt" fo:font-weight="normal" officeooo:rsid="000e97d6" officeooo:paragraph-rsid="000e97d6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DejaVu Math TeX Gyre" fo:font-size="12pt" fo:font-weight="normal" officeooo:rsid="000d098e" officeooo:paragraph-rsid="000d098e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97d6" style:font-weight-asian="normal" style:font-weight-complex="normal"/>
    </style:style>
    <style:style style:name="T3" style:family="text">
      <style:text-properties fo:font-weight="normal" officeooo:rsid="00107a4c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ck, Paper, Scissors</text:p>
      <text:p text:style-name="P1"/>
      <text:p text:style-name="P3">Abstract</text:p>
      <text:p text:style-name="P4">A simple Javascript program that operates within the console(no GUI) and allows a human to play the computer.</text:p>
      <text:p text:style-name="P4"/>
      <text:p text:style-name="P3">Algorithm</text:p>
      <text:list xml:id="list757225924" text:style-name="L1">
        <text:list-item>
          <text:p text:style-name="P5">Greeting – <text:span text:style-name="T1">Initial text (‘Welcome to RPS, enter your choice! ROCK, PAPER, OR SCISSORS?’). 2 Functions. #1; gameGreeting(intro, gets initial player choice), passes into #2 playerChoice(stores R, P or S). </text:span><text:span text:style-name="T2">Note: playerChoice should also be case insensitive. </text:span></text:p>
        </text:list-item>
      </text:list>
      <text:p text:style-name="P7"/>
      <text:list xml:id="list120635914476603" text:continue-numbering="true" text:style-name="L1">
        <text:list-item>
          <text:p text:style-name="P5">Computer move – <text:span text:style-name="T1">computer randomly selects a move. Function </text:span><text:span text:style-name="T3">#</text:span><text:span text:style-name="T1">2; computerChoice(randomly selects R, P or S).</text:span></text:p>
        </text:list-item>
      </text:list>
      <text:p text:style-name="P4"/>
      <text:list xml:id="list120637892609463" text:continue-numbering="true" text:style-name="L1">
        <text:list-item>
          <text:p text:style-name="P6">Result – <text:span text:style-name="T1">determine the winner of the round. Single function </text:span><text:span text:style-name="T3">#3</text:span><text:span text:style-name="T1">; roundResult(takes input of playerChoice and computerChoice, determines the winner, and then returns a message declaring the winner and explaining why(i.e. You lose! Paper beats Rock!), or declares a draw. Also returns a count for player victories)</text:span></text:p>
        </text:list-item>
      </text:list>
      <text:p text:style-name="P8"/>
      <text:list xml:id="list120637539364092" text:continue-numbering="true" text:style-name="L1">
        <text:list-item>
          <text:p text:style-name="P6">Rounds – <text:span text:style-name="T1">Everything so far is wrapped in a game, to be played till the best of 5. Single function </text:span><text:span text:style-name="T3">#4</text:span><text:span text:style-name="T1">; game()(A loop that prompts the human for their move, then passes both players choices and victories through previous functions, keeping tally of each victory.</text:span></text:p>
        </text:list-item>
      </text:list>
      <text:p text:style-name="P8"/>
      <text:list xml:id="list120636358637184" text:continue-numbering="true" text:style-name="L1">
        <text:list-item>
          <text:p text:style-name="P6">End – <text:span text:style-name="T1">when one player has three victories, they are declared the winner. Single function </text:span><text:span text:style-name="T3">#5</text:span><text:span text:style-name="T1">; vicPlayer( </text:span><text:span text:style-name="T3">determines and outputs the victor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12:06:07.738292765</meta:creation-date>
    <meta:editing-duration>PT30S</meta:editing-duration>
    <meta:editing-cycles>2</meta:editing-cycles>
    <meta:generator>LibreOffice/7.2.7.2$Linux_X86_64 LibreOffice_project/20$Build-2</meta:generator>
    <dc:date>2022-07-15T12:06:35.681674744</dc:date>
    <meta:document-statistic meta:table-count="0" meta:image-count="0" meta:object-count="0" meta:page-count="1" meta:paragraph-count="9" meta:word-count="190" meta:character-count="1222" meta:non-whitespace-character-count="1040"/>
  </office:meta>
</office:document-meta>
</file>